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ge 1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styl1">Aaa</text:p>
            <text:p text:style-name="styl1">Bbb</text:p>
          </table:table-cell>
          <table:table-cell table:style-name="Tabela1.B1" office:value-type="string">
            <text:p text:style-name="Text">Ccc</text:p>
            <text:p text:style-name="Text"/>
            <text:p text:style-name="Text"/>
          </table:table-cell>
        </table:table-row>
        <table:table-row>
          <table:table-cell table:style-name="Tabela1.A2" office:value-type="string">
            <text:p text:style-name="styl1">Ddd</text:p>
            <text:p text:style-name="styl1">Eee</text:p>
          </table:table-cell>
          <table:table-cell table:style-name="Tabela1.B2" office:value-type="string">
            <text:p text:style-name="Table_20_Contents">Fff</text:p>
          </table:table-cell>
        </table:table-row>
        <table:table-row>
          <table:table-cell table:style-name="Tabela1.A2" office:value-type="string">
            <text:p text:style-name="Standard">Ggg</text:p>
          </table:table-cell>
          <table:table-cell table:style-name="Tabela1.B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age 1</text:p>
      <text:p text:style-name="Standard"><text:soft-page-break/>Page 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age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styl1" style:family="paragraph" style:parent-style-name="Standard">
      <style:paragraph-properties fo:margin-left="1cm" fo:margin-right="0cm" fo:margin-top="0.499cm" fo:margin-bottom="0.3cm" fo:line-height="100%" fo:text-indent="0cm" style:auto-text-indent="false"/>
    </style:style>
    <style:style style:name="Frame" style:family="graphic">
      <style:graphic-properties text:anchor-type="paragraph" svg:x="0cm" svg:y="0cm" fo:margin-left="0.4cm" fo:margin-right="0.4cm" fo:margin-top="0.4cm" fo:margin-bottom="0.4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Header first line</text:p>
        <text:p text:style-name="MP1">Header second line</text:p>
      </style:header>
      <style:footer>
        <text:p text:style-name="Footer">Footer first line</text:p>
        <text:p text:style-name="Footer">Footer second lin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 P</meta:initial-creator>
    <meta:creation-date>2011-12-20T10:42:21.23</meta:creation-date>
    <dc:date>2012-03-14T15:00:49.11</dc:date>
    <dc:creator>L P</dc:creator>
    <meta:editing-duration>PT24H48M57S</meta:editing-duration>
    <meta:editing-cycles>15</meta:editing-cycles>
    <meta:generator>OpenOffice.org/3.2$Win32 OpenOffice.org_project/320m18$Build-9502</meta:generator>
    <meta:printed-by>L P</meta:printed-by>
    <meta:print-date>2012-03-14T14:13:02.42</meta:print-date>
    <meta:document-statistic meta:table-count="1" meta:image-count="0" meta:object-count="0" meta:page-count="2" meta:paragraph-count="15" meta:word-count="27" meta:character-count="115"/>
  </office:meta>
</office:document-meta>
</file>